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01cm" svg:stroke-color="#000000" draw:marker-start-width="0.201cm" draw:marker-end-width="0.201cm" draw:fill="solid" draw:fill-color="#ffffff" draw:textarea-vertical-align="middle"/>
    </style:style>
    <style:style style:name="gr2" style:family="graphic" style:parent-style-name="standard">
      <style:graphic-properties svg:stroke-width="0.001cm" svg:stroke-color="#000000" draw:marker-start-width="0.201cm" draw:marker-end-width="0.201cm" draw:stroke-linejoin="round" draw:fill="none" draw:fill-color="#ffffff" draw:textarea-vertical-align="middle"/>
    </style:style>
    <style:style style:name="gr3" style:family="graphic" style:parent-style-name="standard">
      <style:graphic-properties svg:stroke-width="0.001cm" svg:stroke-color="#000000" draw:marker-start-width="0.201cm" draw:marker-end-width="0.201cm" draw:fill="none" draw:fill-color="#ffffff" draw:textarea-vertical-align="middle"/>
    </style:style>
    <style:style style:name="gr4" style:family="graphic" style:parent-style-name="standard">
      <style:graphic-properties svg:stroke-color="#000000" draw:stroke-linejoin="round" draw:fill="solid" draw:fill-color="#ffffff" draw:opacity="100%" draw:textarea-vertical-align="middle"/>
    </style:style>
    <style:style style:name="gr5" style:family="graphic" style:parent-style-name="standard">
      <style:graphic-properties svg:stroke-width="0.001cm" svg:stroke-color="#000000" draw:marker-start-width="0.201cm" draw:marker-end-width="0.201cm" draw:stroke-linejoin="round" draw:fill="none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01cm" svg:stroke-color="#000000" draw:marker-start-width="0.201cm" draw:marker-end-width="0.201cm" draw:stroke-linejoin="round" draw:fill-color="#ffffff" draw:textarea-vertical-align="middl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001cm" svg:stroke-color="#000000" draw:marker-start-width="0.201cm" draw:marker-end-width="0.201cm" draw:stroke-linejoin="round" draw:fill="solid" draw:fill-color="#ffffff" draw:textarea-vertical-align="middle"/>
    </style:style>
    <style:style style:name="gr9" style:family="graphic" style:parent-style-name="standard">
      <style:graphic-properties svg:stroke-width="0.001cm" svg:stroke-color="#ffffff" draw:marker-start-width="0.201cm" draw:marker-end-width="0.201cm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02cm"/>
    </style:style>
    <style:style style:name="gr11" style:family="graphic" style:parent-style-name="standard">
      <style:graphic-properties draw:stroke="none" svg:stroke-color="#000000" draw:fill="none" draw:fill-color="#ffffff" fo:min-height="1.828cm"/>
    </style:style>
    <style:style style:name="gr12" style:family="graphic" style:parent-style-name="standard">
      <style:graphic-properties draw:stroke="none" svg:stroke-color="#000000" draw:fill="none" draw:fill-color="#ffffff" fo:min-height="1.658cm"/>
    </style:style>
    <style:style style:name="gr13" style:family="graphic" style:parent-style-name="standard">
      <style:graphic-properties svg:stroke-width="0.001cm" svg:stroke-color="#000000" draw:marker-start-width="0.201cm" draw:marker-end-width="0.201cm" draw:fill-color="#ff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ffffff" draw:textarea-vertical-align="middle"/>
    </style:style>
    <style:style style:name="gr15" style:family="graphic" style:parent-style-name="standard">
      <style:graphic-properties svg:stroke-width="0.001cm" svg:stroke-color="#000000" draw:marker-start-width="0.201cm" draw:marker-end-width="0.201cm" draw:fill-color="#ffffff" draw:textarea-vertical-align="middle"/>
    </style:style>
    <style:style style:name="gr16" style:family="graphic" style:parent-style-name="standard">
      <style:graphic-properties svg:stroke-color="#ffffff" draw:fill-color="#ffffff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147cm"/>
    </style:style>
    <style:style style:name="gr18" style:family="graphic" style:parent-style-name="standard">
      <style:graphic-properties svg:stroke-width="0.001cm" svg:stroke-color="#000000" draw:marker-start-width="0.201cm" draw:marker-end-width="0.201cm"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0084d1" draw:opacity="100%" draw:textarea-vertical-align="middle"/>
    </style:style>
    <style:style style:name="gr20" style:family="graphic" style:parent-style-name="standard">
      <style:graphic-properties draw:fill="solid" draw:fill-color="#b2b2b2" draw:opacity="100%" draw:textarea-vertical-align="middle"/>
    </style:style>
    <style:style style:name="gr21" style:family="graphic" style:parent-style-name="standard">
      <style:graphic-properties svg:stroke-width="0.081cm" svg:stroke-color="#ff420e" draw:marker-start-width="0.321cm" draw:marker-end-width="0.321cm" draw:fill="solid" draw:fill-color="#111111" draw:opacity="100%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color="#000000" draw:fill="solid" draw:fill-color="#ffffff" draw:opacity="100%" draw:textarea-vertical-align="middle"/>
    </style:style>
    <style:style style:name="gr23" style:family="graphic" style:parent-style-name="standard">
      <style:graphic-properties svg:stroke-width="0cm" svg:stroke-color="#000000" draw:marker-start-width="0.2cm" draw:marker-end-width="0.2cm" draw:fill-color="#00cc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24" style:family="graphic" style:parent-style-name="standard">
      <style:graphic-properties draw:fill-color="#ffff66" draw:textarea-vertical-align="middle"/>
    </style:style>
    <style:style style:name="gr25" style:family="graphic" style:parent-style-name="standard">
      <style:graphic-properties draw:fill-color="#66ff66" draw:textarea-vertical-align="middle"/>
    </style:style>
    <style:style style:name="gr26" style:family="graphic" style:parent-style-name="standard">
      <style:graphic-properties svg:stroke-width="0.001cm" svg:stroke-color="#000000" draw:marker-start-width="0.201cm" draw:marker-end-width="0.201cm" draw:fill="none" draw:fill-color="#ffffff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width="0.001cm" svg:stroke-color="#000000" draw:marker-start-width="0.201cm" draw:marker-end-width="0.201cm" draw:fill-color="#ffffff" draw:textarea-vertical-align="middle"/>
    </style:style>
    <style:style style:name="gr28" style:family="graphic" style:parent-style-name="standard">
      <style:graphic-properties draw:fill-color="#ff00cc" draw:opacity="50%" draw:textarea-vertical-align="middle"/>
    </style:style>
    <style:style style:name="gr29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-0.983cm" fo:margin-right="2.965cm" fo:text-align="center" fo:text-indent="1.983cm"/>
    </style:style>
    <style:style style:name="P2" style:family="paragraph">
      <style:paragraph-properties fo:text-align="center"/>
      <style:text-properties fo:color="#ff3333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4pt" style:font-size-asian="4pt" style:font-size-complex="4pt"/>
    </style:style>
    <style:style style:name="P5" style:family="paragraph">
      <style:paragraph-properties fo:text-align="center"/>
      <style:text-properties fo:color="#ff0000"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  <style:text-properties fo:color="#ffffff" fo:font-size="18pt"/>
    </style:style>
    <style:style style:name="P8" style:family="paragraph">
      <style:text-properties fo:color="#ff3333" fo:font-size="18pt"/>
    </style:style>
    <style:style style:name="P9" style:family="paragraph">
      <style:paragraph-properties fo:margin-left="-0.983cm" fo:margin-right="2.965cm" fo:text-indent="1.983cm"/>
      <style:text-properties fo:color="#ff3333" fo:font-size="18pt"/>
    </style:style>
    <style:style style:name="P10" style:family="paragraph">
      <style:paragraph-properties fo:margin-left="-0.983cm" fo:margin-right="2.965cm" fo:text-align="center" fo:text-indent="1.983cm"/>
      <style:text-properties fo:color="#ff3333" fo:font-size="18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text-align="center"/>
      <style:text-properties fo:color="#ffffff" fo:font-size="10pt" style:font-size-asian="10pt" style:font-size-complex="10pt"/>
    </style:style>
    <style:style style:name="P13" style:family="paragraph">
      <style:paragraph-properties fo:text-align="center"/>
      <style:text-properties fo:color="#000000" fo:font-size="18pt"/>
    </style:style>
    <style:style style:name="T1" style:family="text">
      <style:text-properties fo:color="#ff3333" fo:font-size="18pt"/>
    </style:style>
    <style:style style:name="T2" style:family="text">
      <style:text-properties fo:color="#ffffff" fo:font-size="4pt" style:font-size-asian="4pt" style:font-size-complex="4pt"/>
    </style:style>
    <style:style style:name="T3" style:family="text">
      <style:text-properties fo:color="#ff0000" fo:font-size="18pt"/>
    </style:style>
    <style:style style:name="T4" style:family="text">
      <style:text-properties fo:color="#ffffff" fo:font-size="18pt"/>
    </style:style>
    <style:style style:name="T5" style:family="text">
      <style:text-properties fo:color="#ff3333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color="#000000"/>
    </style:style>
    <style:style style:name="T8" style:family="text">
      <style:text-properties fo:color="#ff0000"/>
    </style:style>
    <style:style style:name="T9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526cm" svg:height="3cm" svg:x="2.86cm" svg:y="23.161cm">
            <text:p/>
          </draw:rect>
          <draw:rect draw:style-name="gr1" draw:text-style-name="P1" draw:layer="layout" svg:width="0.526cm" svg:height="3cm" svg:x="4.86cm" svg:y="23.161cm">
            <text:p/>
          </draw:rect>
          <draw:rect draw:style-name="gr1" draw:text-style-name="P1" draw:layer="layout" svg:width="0.526cm" svg:height="3cm" svg:x="6.86cm" svg:y="23.161cm">
            <text:p/>
          </draw:rect>
          <draw:rect draw:style-name="gr1" draw:text-style-name="P1" draw:layer="layout" svg:width="0.526cm" svg:height="3cm" svg:x="8.86cm" svg:y="23.161cm">
            <text:p/>
          </draw:rect>
          <draw:rect draw:style-name="gr1" draw:text-style-name="P1" draw:layer="layout" svg:width="0.526cm" svg:height="3cm" svg:x="10.86cm" svg:y="23.161cm">
            <text:p/>
          </draw:rect>
          <draw:rect draw:style-name="gr1" draw:text-style-name="P1" draw:layer="layout" svg:width="0.526cm" svg:height="3cm" svg:x="12.86cm" svg:y="23.161cm">
            <text:p/>
          </draw:rect>
          <draw:rect draw:style-name="gr1" draw:text-style-name="P1" draw:layer="layout" svg:width="0.526cm" svg:height="3cm" svg:x="14.86cm" svg:y="23.161cm">
            <text:p/>
          </draw:rect>
        </draw:g>
        <draw:rect draw:style-name="gr2" draw:text-style-name="P2" draw:layer="layout" svg:width="15cm" svg:height="4.8cm" svg:x="1.64cm" svg:y="22.227cm">
          <text:p text:style-name="P2"><text:span text:style-name="T1">Battery box back</text:span></text:p>
          <text:p text:style-name="P2"><text:span text:style-name="T1">150 x 48</text:span></text:p>
        </draw:rect>
        <draw:rect draw:style-name="gr1" draw:text-style-name="P1" draw:layer="layout" svg:width="0.526cm" svg:height="3cm" svg:x="2.86cm" svg:y="5.561cm">
          <text:p/>
        </draw:rect>
        <draw:rect draw:style-name="gr1" draw:text-style-name="P1" draw:layer="layout" svg:width="0.526cm" svg:height="3cm" svg:x="4.86cm" svg:y="5.561cm">
          <text:p/>
        </draw:rect>
        <draw:rect draw:style-name="gr1" draw:text-style-name="P1" draw:layer="layout" svg:width="0.526cm" svg:height="3cm" svg:x="6.86cm" svg:y="5.561cm">
          <text:p/>
        </draw:rect>
        <draw:rect draw:style-name="gr1" draw:text-style-name="P1" draw:layer="layout" svg:width="0.526cm" svg:height="3cm" svg:x="8.86cm" svg:y="5.561cm">
          <text:p/>
        </draw:rect>
        <draw:rect draw:style-name="gr1" draw:text-style-name="P1" draw:layer="layout" svg:width="0.526cm" svg:height="3cm" svg:x="10.86cm" svg:y="5.561cm">
          <text:p/>
        </draw:rect>
        <draw:rect draw:style-name="gr1" draw:text-style-name="P1" draw:layer="layout" svg:width="0.526cm" svg:height="3cm" svg:x="12.86cm" svg:y="5.561cm">
          <text:p/>
        </draw:rect>
        <draw:rect draw:style-name="gr1" draw:text-style-name="P1" draw:layer="layout" svg:width="0.526cm" svg:height="3cm" svg:x="14.86cm" svg:y="5.561cm">
          <text:p/>
        </draw:rect>
        <draw:g>
          <draw:rect draw:style-name="gr1" draw:text-style-name="P1" draw:layer="layout" svg:width="0.526cm" svg:height="3cm" draw:transform="rotate (1.5707963267946) translate (17.523cm 11.224cm)">
            <text:p/>
          </draw:rect>
          <draw:rect draw:style-name="gr1" draw:text-style-name="P1" draw:layer="layout" svg:width="0.526cm" svg:height="3cm" draw:transform="rotate (1.5707963267946) translate (17.523cm 13.324cm)">
            <text:p/>
          </draw:rect>
          <draw:rect draw:style-name="gr1" draw:text-style-name="P1" draw:layer="layout" svg:width="0.526cm" svg:height="3cm" draw:transform="rotate (1.5707963267946) translate (17.523cm 15.324cm)">
            <text:p/>
          </draw:rect>
          <draw:rect draw:style-name="gr1" draw:text-style-name="P1" draw:layer="layout" svg:width="0.526cm" svg:height="3cm" draw:transform="rotate (1.5707963267946) translate (17.523cm 17.224cm)">
            <text:p/>
          </draw:rect>
          <draw:rect draw:style-name="gr1" draw:text-style-name="P1" draw:layer="layout" svg:width="0.526cm" svg:height="3cm" draw:transform="rotate (1.5707963267946) translate (17.523cm 19.224cm)">
            <text:p/>
          </draw:rect>
          <draw:rect draw:style-name="gr1" draw:text-style-name="P1" draw:layer="layout" svg:width="0.526cm" svg:height="3cm" draw:transform="rotate (1.5707963267946) translate (17.523cm 21.124cm)">
            <text:p/>
          </draw:rect>
        </draw:g>
        <draw:g>
          <draw:rect draw:style-name="gr1" draw:text-style-name="P1" draw:layer="layout" svg:width="0.526cm" svg:height="3cm" draw:transform="rotate (1.5707963267946) translate (37.423cm 11.124cm)">
            <text:p/>
          </draw:rect>
          <draw:rect draw:style-name="gr1" draw:text-style-name="P1" draw:layer="layout" svg:width="0.526cm" svg:height="3cm" draw:transform="rotate (1.5707963267946) translate (37.423cm 13.224cm)">
            <text:p/>
          </draw:rect>
          <draw:rect draw:style-name="gr1" draw:text-style-name="P1" draw:layer="layout" svg:width="0.526cm" svg:height="3cm" draw:transform="rotate (1.5707963267946) translate (37.423cm 15.224cm)">
            <text:p/>
          </draw:rect>
          <draw:rect draw:style-name="gr1" draw:text-style-name="P1" draw:layer="layout" svg:width="0.526cm" svg:height="3cm" draw:transform="rotate (1.5707963267946) translate (37.423cm 17.124cm)">
            <text:p/>
          </draw:rect>
          <draw:rect draw:style-name="gr1" draw:text-style-name="P1" draw:layer="layout" svg:width="0.526cm" svg:height="3cm" draw:transform="rotate (1.5707963267946) translate (37.423cm 19.124cm)">
            <text:p/>
          </draw:rect>
          <draw:rect draw:style-name="gr1" draw:text-style-name="P1" draw:layer="layout" svg:width="0.526cm" svg:height="3cm" draw:transform="rotate (1.5707963267946) translate (37.423cm 21.024cm)">
            <text:p/>
          </draw:rect>
        </draw:g>
        <draw:rect draw:style-name="gr3" draw:text-style-name="P2" draw:layer="layout" svg:width="15cm" svg:height="4.8cm" svg:x="1.64cm" svg:y="4.7cm">
          <text:p text:style-name="P2"><text:span text:style-name="T1">Battery box front</text:span></text:p>
          <text:p text:style-name="P2"><text:span text:style-name="T1">150 x 48</text:span></text:p>
        </draw:rect>
        <draw:g>
          <draw:ellipse draw:style-name="gr4" draw:text-style-name="P4" draw:layer="layout" svg:width="-0.324cm" svg:height="-0.35cm" svg:x="22.263cm" svg:y="27.64cm">
            <text:p text:style-name="P3"><text:span text:style-name="T2">4mm</text:span></text:p>
          </draw:ellipse>
          <draw:ellipse draw:style-name="gr4" draw:text-style-name="P4" draw:layer="layout" svg:width="-0.324cm" svg:height="-0.35cm" svg:x="22.264cm" svg:y="22.86cm">
            <text:p text:style-name="P3"><text:span text:style-name="T2">4mm</text:span></text:p>
          </draw:ellipse>
          <draw:ellipse draw:style-name="gr4" draw:text-style-name="P4" draw:layer="layout" svg:width="-0.324cm" svg:height="-0.351cm" svg:x="27.114cm" svg:y="25.71cm">
            <text:p text:style-name="P3"><text:span text:style-name="T2">4mm</text:span></text:p>
          </draw:ellipse>
          <draw:ellipse draw:style-name="gr4" draw:text-style-name="P4" draw:layer="layout" svg:width="-0.324cm" svg:height="-0.35cm" svg:x="27.115cm" svg:y="23.503cm">
            <text:p text:style-name="P3"><text:span text:style-name="T2">4mm</text:span></text:p>
          </draw:ellipse>
        </draw:g>
        <draw:custom-shape draw:style-name="gr5" draw:text-style-name="P5" draw:layer="layout" svg:width="15cm" svg:height="19.2cm" svg:x="21.44cm" svg:y="9.5cm">
          <text:p text:style-name="P5"><text:span text:style-name="T3">Base of all components (190 x 150)</text:span></text:p>
          <text:p text:style-name="P5"><text:span text:style-name="T3">Attached directly to base of board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5cm" svg:height="11.5cm" svg:x="1.64cm" svg:y="9.5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>Top of all components (150 x 127)</text:span></text:p>
          <text:p text:style-name="P5"><text:span text:style-name="T3">Facing the grou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2" draw:layer="layout" svg:width="14cm" svg:height="1cm" svg:x="2.193cm" svg:y="19.478cm">
          <text:p text:style-name="P6"><text:span text:style-name="T1">Hole for powercables</text:span><text:span text:style-name="T1"><text:tab/></text:span><text:span text:style-name="T1">(10 x 140)</text:span></text:p>
        </draw:rect>
        <draw:rect draw:style-name="gr2" draw:text-style-name="P2" draw:layer="layout" svg:width="4.8cm" svg:height="12.7cm" svg:x="16.64cm" svg:y="9.5cm">
          <text:p text:style-name="P2"><text:span text:style-name="T1">Battery </text:span></text:p>
          <text:p text:style-name="P2"><text:span text:style-name="T1">box left</text:span></text:p>
          <text:p text:style-name="P2"><text:span text:style-name="T1">48 x 127</text:span></text:p>
        </draw:rect>
        <draw:rect draw:style-name="gr3" draw:text-style-name="P2" draw:layer="layout" svg:width="4.8cm" svg:height="12.7cm" svg:x="36.425cm" svg:y="9.5cm">
          <text:p text:style-name="P2"><text:span text:style-name="T1">Battery <text:s/></text:span></text:p>
          <text:p text:style-name="P2"><text:span text:style-name="T1">box right</text:span></text:p>
          <text:p text:style-name="P2"><text:span text:style-name="T1">48 x 127</text:span></text:p>
        </draw:rect>
        <draw:custom-shape draw:style-name="gr7" draw:text-style-name="P7" draw:layer="layout" svg:width="6.604cm" svg:height="3.619cm" svg:x="16.147cm" svg:y="0.8cm">
          <text:p text:style-name="P7"><text:span text:style-name="T4">Turningy: 34x23x107</text:span></text:p>
          <text:p text:style-name="P7"><text:span text:style-name="T4">Arduino 53x68</text:span></text:p>
          <text:p text:style-name="P7"><text:span text:style-name="T4">ESC 52x42</text:span></text:p>
          <text:p text:style-name="P7"><text:span text:style-name="T4">Arduino batt: ?x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rect draw:style-name="gr8" draw:text-style-name="P3" draw:layer="layout" svg:width="0.6cm" svg:height="1cm" svg:x="16.64cm" svg:y="9.5cm">
            <text:p/>
          </draw:rect>
          <draw:rect draw:style-name="gr9" draw:text-style-name="P3" draw:layer="layout" svg:width="0.4cm" svg:height="0.992cm" svg:x="16.499cm" svg:y="9.504cm">
            <text:p/>
          </draw:rect>
        </draw:g>
        <draw:g>
          <draw:rect draw:style-name="gr8" draw:text-style-name="P3" draw:layer="layout" svg:width="0.6cm" svg:height="1cm" svg:x="16.641cm" svg:y="11.5cm">
            <text:p/>
          </draw:rect>
          <draw:rect draw:style-name="gr9" draw:text-style-name="P3" draw:layer="layout" svg:width="0.4cm" svg:height="0.992cm" svg:x="16.5cm" svg:y="11.504cm">
            <text:p/>
          </draw:rect>
        </draw:g>
        <draw:g>
          <draw:rect draw:style-name="gr8" draw:text-style-name="P3" draw:layer="layout" svg:width="0.6cm" svg:height="1cm" svg:x="16.642cm" svg:y="13.5cm">
            <text:p/>
          </draw:rect>
          <draw:rect draw:style-name="gr9" draw:text-style-name="P3" draw:layer="layout" svg:width="0.4cm" svg:height="0.992cm" svg:x="16.501cm" svg:y="13.504cm">
            <text:p/>
          </draw:rect>
        </draw:g>
        <draw:g>
          <draw:rect draw:style-name="gr8" draw:text-style-name="P3" draw:layer="layout" svg:width="0.6cm" svg:height="1cm" svg:x="16.643cm" svg:y="15.5cm">
            <text:p/>
          </draw:rect>
          <draw:rect draw:style-name="gr9" draw:text-style-name="P3" draw:layer="layout" svg:width="0.4cm" svg:height="0.992cm" svg:x="16.502cm" svg:y="15.504cm">
            <text:p/>
          </draw:rect>
        </draw:g>
        <draw:g>
          <draw:rect draw:style-name="gr8" draw:text-style-name="P3" draw:layer="layout" svg:width="0.6cm" svg:height="1cm" svg:x="16.644cm" svg:y="17.5cm">
            <text:p/>
          </draw:rect>
          <draw:rect draw:style-name="gr9" draw:text-style-name="P3" draw:layer="layout" svg:width="0.4cm" svg:height="0.992cm" svg:x="16.503cm" svg:y="17.504cm">
            <text:p/>
          </draw:rect>
        </draw:g>
        <draw:g>
          <draw:rect draw:style-name="gr8" draw:text-style-name="P3" draw:layer="layout" svg:width="0.6cm" svg:height="1cm" svg:x="16.645cm" svg:y="19.5cm">
            <text:p/>
          </draw:rect>
          <draw:rect draw:style-name="gr9" draw:text-style-name="P3" draw:layer="layout" svg:width="0.4cm" svg:height="0.992cm" svg:x="16.504cm" svg:y="19.504cm">
            <text:p/>
          </draw:rect>
        </draw:g>
        <draw:g>
          <draw:rect draw:style-name="gr8" draw:text-style-name="P3" draw:layer="layout" svg:width="0.6cm" svg:height="1cm" svg:x="16.646cm" svg:y="21.2cm">
            <text:p/>
          </draw:rect>
          <draw:rect draw:style-name="gr9" draw:text-style-name="P3" draw:layer="layout" svg:width="0.4cm" svg:height="0.992cm" svg:x="16.505cm" svg:y="21.204cm">
            <text:p/>
          </draw:rect>
        </draw:g>
        <draw:g>
          <draw:rect draw:style-name="gr8" draw:text-style-name="P3" draw:layer="layout" svg:width="0.6cm" svg:height="1cm" svg:x="20.805cm" svg:y="9.5cm">
            <text:p/>
          </draw:rect>
          <draw:rect draw:style-name="gr9" draw:text-style-name="P3" draw:layer="layout" svg:width="0.4cm" svg:height="0.992cm" svg:x="21.146cm" svg:y="9.504cm">
            <text:p/>
          </draw:rect>
        </draw:g>
        <draw:g>
          <draw:rect draw:style-name="gr8" draw:text-style-name="P3" draw:layer="layout" svg:width="0.6cm" svg:height="1cm" svg:x="20.804cm" svg:y="11.5cm">
            <text:p/>
          </draw:rect>
          <draw:rect draw:style-name="gr9" draw:text-style-name="P3" draw:layer="layout" svg:width="0.4cm" svg:height="0.992cm" svg:x="21.145cm" svg:y="11.504cm">
            <text:p/>
          </draw:rect>
        </draw:g>
        <draw:g>
          <draw:rect draw:style-name="gr8" draw:text-style-name="P3" draw:layer="layout" svg:width="0.6cm" svg:height="1cm" svg:x="20.803cm" svg:y="13.5cm">
            <text:p/>
          </draw:rect>
          <draw:rect draw:style-name="gr9" draw:text-style-name="P3" draw:layer="layout" svg:width="0.4cm" svg:height="0.992cm" svg:x="21.144cm" svg:y="13.504cm">
            <text:p/>
          </draw:rect>
        </draw:g>
        <draw:g>
          <draw:rect draw:style-name="gr8" draw:text-style-name="P3" draw:layer="layout" svg:width="0.6cm" svg:height="1cm" svg:x="20.802cm" svg:y="15.5cm">
            <text:p/>
          </draw:rect>
          <draw:rect draw:style-name="gr9" draw:text-style-name="P3" draw:layer="layout" svg:width="0.4cm" svg:height="0.992cm" svg:x="21.143cm" svg:y="15.504cm">
            <text:p/>
          </draw:rect>
        </draw:g>
        <draw:g>
          <draw:rect draw:style-name="gr8" draw:text-style-name="P3" draw:layer="layout" svg:width="0.6cm" svg:height="1cm" svg:x="20.801cm" svg:y="17.5cm">
            <text:p/>
          </draw:rect>
          <draw:rect draw:style-name="gr9" draw:text-style-name="P3" draw:layer="layout" svg:width="0.4cm" svg:height="0.992cm" svg:x="21.142cm" svg:y="17.504cm">
            <text:p/>
          </draw:rect>
        </draw:g>
        <draw:g>
          <draw:rect draw:style-name="gr8" draw:text-style-name="P3" draw:layer="layout" svg:width="0.6cm" svg:height="1cm" svg:x="20.8cm" svg:y="19.5cm">
            <text:p/>
          </draw:rect>
          <draw:rect draw:style-name="gr9" draw:text-style-name="P3" draw:layer="layout" svg:width="0.4cm" svg:height="0.992cm" svg:x="21.141cm" svg:y="19.504cm">
            <text:p/>
          </draw:rect>
        </draw:g>
        <draw:g>
          <draw:rect draw:style-name="gr8" draw:text-style-name="P3" draw:layer="layout" svg:width="0.6cm" svg:height="1cm" svg:x="20.799cm" svg:y="21.2cm">
            <text:p/>
          </draw:rect>
          <draw:rect draw:style-name="gr9" draw:text-style-name="P3" draw:layer="layout" svg:width="0.4cm" svg:height="0.992cm" svg:x="21.14cm" svg:y="21.204cm">
            <text:p/>
          </draw:rect>
        </draw:g>
        <draw:g>
          <draw:rect draw:style-name="gr8" draw:text-style-name="P3" draw:layer="layout" svg:width="0.6cm" svg:height="1cm" svg:x="36.44cm" svg:y="9.5cm">
            <text:p/>
          </draw:rect>
          <draw:rect draw:style-name="gr9" draw:text-style-name="P3" draw:layer="layout" svg:width="0.4cm" svg:height="0.992cm" svg:x="36.299cm" svg:y="9.504cm">
            <text:p/>
          </draw:rect>
        </draw:g>
        <draw:g>
          <draw:rect draw:style-name="gr8" draw:text-style-name="P3" draw:layer="layout" svg:width="0.6cm" svg:height="1cm" svg:x="36.441cm" svg:y="11.5cm">
            <text:p/>
          </draw:rect>
          <draw:rect draw:style-name="gr9" draw:text-style-name="P3" draw:layer="layout" svg:width="0.4cm" svg:height="0.992cm" svg:x="36.3cm" svg:y="11.504cm">
            <text:p/>
          </draw:rect>
        </draw:g>
        <draw:g>
          <draw:rect draw:style-name="gr8" draw:text-style-name="P3" draw:layer="layout" svg:width="0.6cm" svg:height="1cm" svg:x="36.442cm" svg:y="13.5cm">
            <text:p/>
          </draw:rect>
          <draw:rect draw:style-name="gr9" draw:text-style-name="P3" draw:layer="layout" svg:width="0.4cm" svg:height="0.992cm" svg:x="36.301cm" svg:y="13.504cm">
            <text:p/>
          </draw:rect>
        </draw:g>
        <draw:g>
          <draw:rect draw:style-name="gr8" draw:text-style-name="P3" draw:layer="layout" svg:width="0.6cm" svg:height="1cm" svg:x="36.443cm" svg:y="15.5cm">
            <text:p/>
          </draw:rect>
          <draw:rect draw:style-name="gr9" draw:text-style-name="P3" draw:layer="layout" svg:width="0.4cm" svg:height="0.992cm" svg:x="36.302cm" svg:y="15.504cm">
            <text:p/>
          </draw:rect>
        </draw:g>
        <draw:g>
          <draw:rect draw:style-name="gr8" draw:text-style-name="P3" draw:layer="layout" svg:width="0.6cm" svg:height="1cm" svg:x="36.444cm" svg:y="17.5cm">
            <text:p/>
          </draw:rect>
          <draw:rect draw:style-name="gr9" draw:text-style-name="P3" draw:layer="layout" svg:width="0.4cm" svg:height="0.992cm" svg:x="36.303cm" svg:y="17.504cm">
            <text:p/>
          </draw:rect>
        </draw:g>
        <draw:g>
          <draw:rect draw:style-name="gr8" draw:text-style-name="P3" draw:layer="layout" svg:width="0.6cm" svg:height="1cm" svg:x="36.445cm" svg:y="19.5cm">
            <text:p/>
          </draw:rect>
          <draw:rect draw:style-name="gr9" draw:text-style-name="P3" draw:layer="layout" svg:width="0.4cm" svg:height="0.992cm" svg:x="36.304cm" svg:y="19.504cm">
            <text:p/>
          </draw:rect>
        </draw:g>
        <draw:g>
          <draw:rect draw:style-name="gr8" draw:text-style-name="P3" draw:layer="layout" svg:width="0.6cm" svg:height="1cm" svg:x="36.446cm" svg:y="21.2cm">
            <text:p/>
          </draw:rect>
          <draw:rect draw:style-name="gr9" draw:text-style-name="P3" draw:layer="layout" svg:width="0.4cm" svg:height="0.992cm" svg:x="36.305cm" svg:y="21.204cm">
            <text:p/>
          </draw:rect>
        </draw:g>
        <draw:g>
          <draw:rect draw:style-name="gr8" draw:text-style-name="P3" draw:layer="layout" svg:width="0.6cm" svg:height="1cm" svg:x="40.705cm" svg:y="9.5cm">
            <text:p/>
          </draw:rect>
          <draw:rect draw:style-name="gr9" draw:text-style-name="P3" draw:layer="layout" svg:width="0.4cm" svg:height="0.992cm" svg:x="41.046cm" svg:y="9.504cm">
            <text:p/>
          </draw:rect>
        </draw:g>
        <draw:g>
          <draw:rect draw:style-name="gr8" draw:text-style-name="P3" draw:layer="layout" svg:width="0.6cm" svg:height="1cm" svg:x="40.704cm" svg:y="11.5cm">
            <text:p/>
          </draw:rect>
          <draw:rect draw:style-name="gr9" draw:text-style-name="P3" draw:layer="layout" svg:width="0.4cm" svg:height="0.992cm" svg:x="41.045cm" svg:y="11.504cm">
            <text:p/>
          </draw:rect>
        </draw:g>
        <draw:g>
          <draw:rect draw:style-name="gr8" draw:text-style-name="P3" draw:layer="layout" svg:width="0.6cm" svg:height="1cm" svg:x="40.703cm" svg:y="13.5cm">
            <text:p/>
          </draw:rect>
          <draw:rect draw:style-name="gr9" draw:text-style-name="P3" draw:layer="layout" svg:width="0.4cm" svg:height="0.992cm" svg:x="41.044cm" svg:y="13.504cm">
            <text:p/>
          </draw:rect>
        </draw:g>
        <draw:g>
          <draw:rect draw:style-name="gr8" draw:text-style-name="P3" draw:layer="layout" svg:width="0.6cm" svg:height="1cm" svg:x="40.702cm" svg:y="15.5cm">
            <text:p/>
          </draw:rect>
          <draw:rect draw:style-name="gr9" draw:text-style-name="P3" draw:layer="layout" svg:width="0.4cm" svg:height="0.992cm" svg:x="41.043cm" svg:y="15.504cm">
            <text:p/>
          </draw:rect>
        </draw:g>
        <draw:g>
          <draw:rect draw:style-name="gr8" draw:text-style-name="P3" draw:layer="layout" svg:width="0.6cm" svg:height="1cm" svg:x="40.701cm" svg:y="17.5cm">
            <text:p/>
          </draw:rect>
          <draw:rect draw:style-name="gr9" draw:text-style-name="P3" draw:layer="layout" svg:width="0.4cm" svg:height="0.992cm" svg:x="41.042cm" svg:y="17.504cm">
            <text:p/>
          </draw:rect>
        </draw:g>
        <draw:g>
          <draw:rect draw:style-name="gr8" draw:text-style-name="P3" draw:layer="layout" svg:width="0.6cm" svg:height="1cm" svg:x="40.7cm" svg:y="19.5cm">
            <text:p/>
          </draw:rect>
          <draw:rect draw:style-name="gr9" draw:text-style-name="P3" draw:layer="layout" svg:width="0.4cm" svg:height="0.992cm" svg:x="41.041cm" svg:y="19.504cm">
            <text:p/>
          </draw:rect>
        </draw:g>
        <draw:g>
          <draw:rect draw:style-name="gr8" draw:text-style-name="P3" draw:layer="layout" svg:width="0.6cm" svg:height="1cm" svg:x="40.699cm" svg:y="21.2cm">
            <text:p/>
          </draw:rect>
          <draw:rect draw:style-name="gr9" draw:text-style-name="P3" draw:layer="layout" svg:width="0.4cm" svg:height="0.992cm" svg:x="41.04cm" svg:y="21.204cm">
            <text:p/>
          </draw:rect>
        </draw:g>
        <draw:g>
          <draw:rect draw:style-name="gr8" draw:text-style-name="P3" draw:layer="layout" svg:width="0.6cm" svg:height="1cm" svg:x="1.006cm" svg:y="9.5cm">
            <text:p/>
          </draw:rect>
          <draw:rect draw:style-name="gr9" draw:text-style-name="P3" draw:layer="layout" svg:width="0.4cm" svg:height="0.992cm" svg:x="1.347cm" svg:y="9.504cm">
            <text:p/>
          </draw:rect>
        </draw:g>
        <draw:g>
          <draw:rect draw:style-name="gr8" draw:text-style-name="P3" draw:layer="layout" svg:width="0.6cm" svg:height="1cm" svg:x="1.005cm" svg:y="11.5cm">
            <text:p/>
          </draw:rect>
          <draw:rect draw:style-name="gr9" draw:text-style-name="P3" draw:layer="layout" svg:width="0.4cm" svg:height="0.992cm" svg:x="1.346cm" svg:y="11.504cm">
            <text:p/>
          </draw:rect>
        </draw:g>
        <draw:g>
          <draw:rect draw:style-name="gr8" draw:text-style-name="P3" draw:layer="layout" svg:width="0.6cm" svg:height="1cm" svg:x="1.004cm" svg:y="13.5cm">
            <text:p/>
          </draw:rect>
          <draw:rect draw:style-name="gr9" draw:text-style-name="P3" draw:layer="layout" svg:width="0.4cm" svg:height="0.992cm" svg:x="1.345cm" svg:y="13.504cm">
            <text:p/>
          </draw:rect>
        </draw:g>
        <draw:g>
          <draw:rect draw:style-name="gr8" draw:text-style-name="P3" draw:layer="layout" svg:width="0.6cm" svg:height="1cm" svg:x="1.003cm" svg:y="15.5cm">
            <text:p/>
          </draw:rect>
          <draw:rect draw:style-name="gr9" draw:text-style-name="P3" draw:layer="layout" svg:width="0.4cm" svg:height="0.992cm" svg:x="1.344cm" svg:y="15.504cm">
            <text:p/>
          </draw:rect>
        </draw:g>
        <draw:g>
          <draw:rect draw:style-name="gr8" draw:text-style-name="P3" draw:layer="layout" svg:width="0.6cm" svg:height="1cm" svg:x="1.002cm" svg:y="17.5cm">
            <text:p/>
          </draw:rect>
          <draw:rect draw:style-name="gr9" draw:text-style-name="P3" draw:layer="layout" svg:width="0.4cm" svg:height="0.992cm" svg:x="1.343cm" svg:y="17.504cm">
            <text:p/>
          </draw:rect>
        </draw:g>
        <draw:g>
          <draw:rect draw:style-name="gr8" draw:text-style-name="P3" draw:layer="layout" svg:width="0.6cm" svg:height="1cm" svg:x="1.001cm" svg:y="19.5cm">
            <text:p/>
          </draw:rect>
          <draw:rect draw:style-name="gr9" draw:text-style-name="P3" draw:layer="layout" svg:width="0.4cm" svg:height="0.992cm" svg:x="1.342cm" svg:y="19.504cm">
            <text:p/>
          </draw:rect>
        </draw:g>
        <draw:g>
          <draw:rect draw:style-name="gr8" draw:text-style-name="P3" draw:layer="layout" svg:width="0.6cm" svg:height="1cm" svg:x="1cm" svg:y="21.2cm">
            <text:p/>
          </draw:rect>
          <draw:rect draw:style-name="gr9" draw:text-style-name="P3" draw:layer="layout" svg:width="0.4cm" svg:height="0.992cm" svg:x="1.341cm" svg:y="21.204cm">
            <text:p/>
          </draw:rect>
        </draw:g>
        <draw:g>
          <draw:rect draw:style-name="gr8" draw:text-style-name="P3" draw:layer="layout" svg:width="0.6cm" svg:height="1cm" draw:transform="rotate (1.5707963267946) translate (1.64cm 22.768cm)">
            <text:p/>
          </draw:rect>
          <draw:rect draw:style-name="gr9" draw:text-style-name="P3" draw:layer="layout" svg:width="0.4cm" svg:height="0.992cm" draw:transform="rotate (1.5707963267946) translate (1.644cm 22.427cm)">
            <text:p/>
          </draw:rect>
        </draw:g>
        <draw:g>
          <draw:rect draw:style-name="gr8" draw:text-style-name="P3" draw:layer="layout" svg:width="0.6cm" svg:height="1cm" draw:transform="rotate (1.5707963267946) translate (3.64cm 22.769cm)">
            <text:p/>
          </draw:rect>
          <draw:rect draw:style-name="gr9" draw:text-style-name="P3" draw:layer="layout" svg:width="0.4cm" svg:height="0.992cm" draw:transform="rotate (1.5707963267946) translate (3.644cm 22.428cm)">
            <text:p/>
          </draw:rect>
        </draw:g>
        <draw:g>
          <draw:rect draw:style-name="gr8" draw:text-style-name="P3" draw:layer="layout" svg:width="0.6cm" svg:height="1cm" draw:transform="rotate (1.5707963267946) translate (5.64cm 22.77cm)">
            <text:p/>
          </draw:rect>
          <draw:rect draw:style-name="gr9" draw:text-style-name="P3" draw:layer="layout" svg:width="0.4cm" svg:height="0.992cm" draw:transform="rotate (1.5707963267946) translate (5.644cm 22.429cm)">
            <text:p/>
          </draw:rect>
        </draw:g>
        <draw:g>
          <draw:rect draw:style-name="gr8" draw:text-style-name="P3" draw:layer="layout" svg:width="0.6cm" svg:height="1cm" draw:transform="rotate (1.5707963267946) translate (7.64cm 22.771cm)">
            <text:p/>
          </draw:rect>
          <draw:rect draw:style-name="gr9" draw:text-style-name="P3" draw:layer="layout" svg:width="0.4cm" svg:height="0.992cm" draw:transform="rotate (1.5707963267946) translate (7.644cm 22.43cm)">
            <text:p/>
          </draw:rect>
        </draw:g>
        <draw:g>
          <draw:rect draw:style-name="gr8" draw:text-style-name="P3" draw:layer="layout" svg:width="0.6cm" svg:height="1cm" draw:transform="rotate (1.5707963267946) translate (9.64cm 22.772cm)">
            <text:p/>
          </draw:rect>
          <draw:rect draw:style-name="gr9" draw:text-style-name="P3" draw:layer="layout" svg:width="0.4cm" svg:height="0.992cm" draw:transform="rotate (1.5707963267946) translate (9.644cm 22.431cm)">
            <text:p/>
          </draw:rect>
        </draw:g>
        <draw:g>
          <draw:rect draw:style-name="gr8" draw:text-style-name="P3" draw:layer="layout" svg:width="0.6cm" svg:height="1cm" draw:transform="rotate (1.5707963267946) translate (11.64cm 22.773cm)">
            <text:p/>
          </draw:rect>
          <draw:rect draw:style-name="gr9" draw:text-style-name="P3" draw:layer="layout" svg:width="0.4cm" svg:height="0.992cm" draw:transform="rotate (1.5707963267946) translate (11.644cm 22.432cm)">
            <text:p/>
          </draw:rect>
        </draw:g>
        <draw:g>
          <draw:rect draw:style-name="gr8" draw:text-style-name="P3" draw:layer="layout" svg:width="0.6cm" svg:height="1cm" draw:transform="rotate (1.5707963267946) translate (13.64cm 22.774cm)">
            <text:p/>
          </draw:rect>
          <draw:rect draw:style-name="gr9" draw:text-style-name="P3" draw:layer="layout" svg:width="0.4cm" svg:height="0.992cm" draw:transform="rotate (1.5707963267946) translate (13.644cm 22.433cm)">
            <text:p/>
          </draw:rect>
        </draw:g>
        <draw:g>
          <draw:rect draw:style-name="gr8" draw:text-style-name="P3" draw:layer="layout" svg:width="0.6cm" svg:height="1cm" draw:transform="rotate (1.5707963267946) translate (15.64cm 22.775cm)">
            <text:p/>
          </draw:rect>
          <draw:rect draw:style-name="gr9" draw:text-style-name="P3" draw:layer="layout" svg:width="0.4cm" svg:height="0.992cm" draw:transform="rotate (1.5707963267946) translate (15.644cm 22.434cm)">
            <text:p/>
          </draw:rect>
        </draw:g>
        <draw:g>
          <draw:rect draw:style-name="gr8" draw:text-style-name="P3" draw:layer="layout" svg:width="0.6cm" svg:height="1cm" draw:transform="rotate (1.5707963267946) translate (1.64cm 9.534cm)">
            <text:p/>
          </draw:rect>
          <draw:rect draw:style-name="gr9" draw:text-style-name="P3" draw:layer="layout" svg:width="0.4cm" svg:height="0.992cm" draw:transform="rotate (1.5707963267946) translate (1.644cm 9.675cm)">
            <text:p/>
          </draw:rect>
        </draw:g>
        <draw:g>
          <draw:rect draw:style-name="gr8" draw:text-style-name="P3" draw:layer="layout" svg:width="0.6cm" svg:height="1cm" draw:transform="rotate (1.5707963267946) translate (3.64cm 9.533cm)">
            <text:p/>
          </draw:rect>
          <draw:rect draw:style-name="gr9" draw:text-style-name="P3" draw:layer="layout" svg:width="0.4cm" svg:height="0.992cm" draw:transform="rotate (1.5707963267946) translate (3.644cm 9.674cm)">
            <text:p/>
          </draw:rect>
        </draw:g>
        <draw:g>
          <draw:rect draw:style-name="gr8" draw:text-style-name="P3" draw:layer="layout" svg:width="0.6cm" svg:height="1cm" draw:transform="rotate (1.5707963267946) translate (5.64cm 9.532cm)">
            <text:p/>
          </draw:rect>
          <draw:rect draw:style-name="gr9" draw:text-style-name="P3" draw:layer="layout" svg:width="0.4cm" svg:height="0.992cm" draw:transform="rotate (1.5707963267946) translate (5.644cm 9.673cm)">
            <text:p/>
          </draw:rect>
        </draw:g>
        <draw:g>
          <draw:rect draw:style-name="gr8" draw:text-style-name="P3" draw:layer="layout" svg:width="0.6cm" svg:height="1cm" draw:transform="rotate (1.5707963267946) translate (7.64cm 9.531cm)">
            <text:p/>
          </draw:rect>
          <draw:rect draw:style-name="gr9" draw:text-style-name="P3" draw:layer="layout" svg:width="0.4cm" svg:height="0.992cm" draw:transform="rotate (1.5707963267946) translate (7.644cm 9.672cm)">
            <text:p/>
          </draw:rect>
        </draw:g>
        <draw:g>
          <draw:rect draw:style-name="gr8" draw:text-style-name="P3" draw:layer="layout" svg:width="0.6cm" svg:height="1cm" draw:transform="rotate (1.5707963267946) translate (9.64cm 9.53cm)">
            <text:p/>
          </draw:rect>
          <draw:rect draw:style-name="gr9" draw:text-style-name="P3" draw:layer="layout" svg:width="0.4cm" svg:height="0.992cm" draw:transform="rotate (1.5707963267946) translate (9.644cm 9.671cm)">
            <text:p/>
          </draw:rect>
        </draw:g>
        <draw:g>
          <draw:rect draw:style-name="gr8" draw:text-style-name="P3" draw:layer="layout" svg:width="0.6cm" svg:height="1cm" draw:transform="rotate (1.5707963267946) translate (11.64cm 9.529cm)">
            <text:p/>
          </draw:rect>
          <draw:rect draw:style-name="gr9" draw:text-style-name="P3" draw:layer="layout" svg:width="0.4cm" svg:height="0.992cm" draw:transform="rotate (1.5707963267946) translate (11.644cm 9.67cm)">
            <text:p/>
          </draw:rect>
        </draw:g>
        <draw:g>
          <draw:rect draw:style-name="gr8" draw:text-style-name="P3" draw:layer="layout" svg:width="0.6cm" svg:height="1cm" draw:transform="rotate (1.5707963267946) translate (13.64cm 9.528cm)">
            <text:p/>
          </draw:rect>
          <draw:rect draw:style-name="gr9" draw:text-style-name="P3" draw:layer="layout" svg:width="0.4cm" svg:height="0.992cm" draw:transform="rotate (1.5707963267946) translate (13.644cm 9.669cm)">
            <text:p/>
          </draw:rect>
        </draw:g>
        <draw:g>
          <draw:rect draw:style-name="gr8" draw:text-style-name="P3" draw:layer="layout" svg:width="0.6cm" svg:height="1cm" draw:transform="rotate (1.5707963267946) translate (15.64cm 9.527cm)">
            <text:p/>
          </draw:rect>
          <draw:rect draw:style-name="gr9" draw:text-style-name="P3" draw:layer="layout" svg:width="0.4cm" svg:height="0.992cm" draw:transform="rotate (1.5707963267946) translate (15.644cm 9.668cm)">
            <text:p/>
          </draw:rect>
        </draw:g>
        <draw:rect draw:style-name="gr8" draw:text-style-name="P3" draw:layer="layout" svg:width="0.6cm" svg:height="1cm" draw:transform="rotate (1.5707963267946) translate (1.64cm 27.034cm)">
          <text:p/>
        </draw:rect>
        <draw:rect draw:style-name="gr9" draw:text-style-name="P3" draw:layer="layout" svg:width="0.4cm" svg:height="0.992cm" draw:transform="rotate (1.5707963267946) translate (1.644cm 27.175cm)">
          <text:p/>
        </draw:rect>
        <draw:rect draw:style-name="gr8" draw:text-style-name="P3" draw:layer="layout" svg:width="0.6cm" svg:height="1cm" draw:transform="rotate (1.5707963267946) translate (3.64cm 27.033cm)">
          <text:p/>
        </draw:rect>
        <draw:rect draw:style-name="gr9" draw:text-style-name="P3" draw:layer="layout" svg:width="0.4cm" svg:height="0.992cm" draw:transform="rotate (1.5707963267946) translate (3.644cm 27.174cm)">
          <text:p/>
        </draw:rect>
        <draw:rect draw:style-name="gr8" draw:text-style-name="P3" draw:layer="layout" svg:width="0.6cm" svg:height="1cm" draw:transform="rotate (1.5707963267946) translate (5.64cm 27.032cm)">
          <text:p/>
        </draw:rect>
        <draw:rect draw:style-name="gr9" draw:text-style-name="P3" draw:layer="layout" svg:width="0.4cm" svg:height="0.992cm" draw:transform="rotate (1.5707963267946) translate (5.644cm 27.173cm)">
          <text:p/>
        </draw:rect>
        <draw:rect draw:style-name="gr8" draw:text-style-name="P3" draw:layer="layout" svg:width="0.6cm" svg:height="1cm" draw:transform="rotate (1.5707963267946) translate (7.64cm 27.031cm)">
          <text:p/>
        </draw:rect>
        <draw:rect draw:style-name="gr9" draw:text-style-name="P3" draw:layer="layout" svg:width="0.4cm" svg:height="0.992cm" draw:transform="rotate (1.5707963267946) translate (7.644cm 27.172cm)">
          <text:p/>
        </draw:rect>
        <draw:rect draw:style-name="gr8" draw:text-style-name="P3" draw:layer="layout" svg:width="0.6cm" svg:height="1cm" draw:transform="rotate (1.5707963267946) translate (9.64cm 27.03cm)">
          <text:p/>
        </draw:rect>
        <draw:rect draw:style-name="gr9" draw:text-style-name="P3" draw:layer="layout" svg:width="0.4cm" svg:height="0.992cm" draw:transform="rotate (1.5707963267946) translate (9.644cm 27.171cm)">
          <text:p/>
        </draw:rect>
        <draw:rect draw:style-name="gr8" draw:text-style-name="P3" draw:layer="layout" svg:width="0.6cm" svg:height="1cm" draw:transform="rotate (1.5707963267946) translate (11.64cm 27.029cm)">
          <text:p/>
        </draw:rect>
        <draw:rect draw:style-name="gr9" draw:text-style-name="P3" draw:layer="layout" svg:width="0.4cm" svg:height="0.992cm" draw:transform="rotate (1.5707963267946) translate (11.644cm 27.17cm)">
          <text:p/>
        </draw:rect>
        <draw:rect draw:style-name="gr8" draw:text-style-name="P3" draw:layer="layout" svg:width="0.6cm" svg:height="1cm" draw:transform="rotate (1.5707963267946) translate (13.64cm 27.028cm)">
          <text:p/>
        </draw:rect>
        <draw:rect draw:style-name="gr9" draw:text-style-name="P3" draw:layer="layout" svg:width="0.4cm" svg:height="0.992cm" draw:transform="rotate (1.5707963267946) translate (13.644cm 27.169cm)">
          <text:p/>
        </draw:rect>
        <draw:rect draw:style-name="gr8" draw:text-style-name="P3" draw:layer="layout" svg:width="0.6cm" svg:height="1cm" draw:transform="rotate (1.5707963267946) translate (15.64cm 27.027cm)">
          <text:p/>
        </draw:rect>
        <draw:rect draw:style-name="gr9" draw:text-style-name="P3" draw:layer="layout" svg:width="0.4cm" svg:height="0.992cm" draw:transform="rotate (1.5707963267946) translate (15.644cm 27.168cm)">
          <text:p/>
        </draw:rect>
        <draw:g>
          <draw:rect draw:style-name="gr8" draw:text-style-name="P3" draw:layer="layout" svg:width="0.6cm" svg:height="1cm" draw:transform="rotate (1.5707963267946) translate (1.64cm 5.341cm)">
            <text:p/>
          </draw:rect>
          <draw:rect draw:style-name="gr9" draw:text-style-name="P3" draw:layer="layout" svg:width="0.4cm" svg:height="0.992cm" draw:transform="rotate (1.5707963267946) translate (1.644cm 5cm)">
            <text:p/>
          </draw:rect>
        </draw:g>
        <draw:g>
          <draw:rect draw:style-name="gr8" draw:text-style-name="P3" draw:layer="layout" svg:width="0.6cm" svg:height="1cm" draw:transform="rotate (1.5707963267946) translate (3.64cm 5.342cm)">
            <text:p/>
          </draw:rect>
          <draw:rect draw:style-name="gr9" draw:text-style-name="P3" draw:layer="layout" svg:width="0.4cm" svg:height="0.992cm" draw:transform="rotate (1.5707963267946) translate (3.644cm 5.001cm)">
            <text:p/>
          </draw:rect>
        </draw:g>
        <draw:g>
          <draw:rect draw:style-name="gr8" draw:text-style-name="P3" draw:layer="layout" svg:width="0.6cm" svg:height="1cm" draw:transform="rotate (1.5707963267946) translate (5.64cm 5.343cm)">
            <text:p/>
          </draw:rect>
          <draw:rect draw:style-name="gr9" draw:text-style-name="P3" draw:layer="layout" svg:width="0.4cm" svg:height="0.992cm" draw:transform="rotate (1.5707963267946) translate (5.644cm 5.002cm)">
            <text:p/>
          </draw:rect>
        </draw:g>
        <draw:g>
          <draw:rect draw:style-name="gr8" draw:text-style-name="P3" draw:layer="layout" svg:width="0.6cm" svg:height="1cm" draw:transform="rotate (1.5707963267946) translate (7.64cm 5.344cm)">
            <text:p/>
          </draw:rect>
          <draw:rect draw:style-name="gr9" draw:text-style-name="P3" draw:layer="layout" svg:width="0.4cm" svg:height="0.992cm" draw:transform="rotate (1.5707963267946) translate (7.644cm 5.003cm)">
            <text:p/>
          </draw:rect>
        </draw:g>
        <draw:g>
          <draw:rect draw:style-name="gr8" draw:text-style-name="P3" draw:layer="layout" svg:width="0.6cm" svg:height="1cm" draw:transform="rotate (1.5707963267946) translate (9.64cm 5.345cm)">
            <text:p/>
          </draw:rect>
          <draw:rect draw:style-name="gr9" draw:text-style-name="P3" draw:layer="layout" svg:width="0.4cm" svg:height="0.992cm" draw:transform="rotate (1.5707963267946) translate (9.644cm 5.004cm)">
            <text:p/>
          </draw:rect>
        </draw:g>
        <draw:g>
          <draw:rect draw:style-name="gr8" draw:text-style-name="P3" draw:layer="layout" svg:width="0.6cm" svg:height="1cm" draw:transform="rotate (1.5707963267946) translate (11.64cm 5.346cm)">
            <text:p/>
          </draw:rect>
          <draw:rect draw:style-name="gr9" draw:text-style-name="P3" draw:layer="layout" svg:width="0.4cm" svg:height="0.992cm" draw:transform="rotate (1.5707963267946) translate (11.644cm 5.005cm)">
            <text:p/>
          </draw:rect>
        </draw:g>
        <draw:g>
          <draw:rect draw:style-name="gr8" draw:text-style-name="P3" draw:layer="layout" svg:width="0.6cm" svg:height="1cm" draw:transform="rotate (1.5707963267946) translate (13.64cm 5.347cm)">
            <text:p/>
          </draw:rect>
          <draw:rect draw:style-name="gr9" draw:text-style-name="P3" draw:layer="layout" svg:width="0.4cm" svg:height="0.992cm" draw:transform="rotate (1.5707963267946) translate (13.644cm 5.006cm)">
            <text:p/>
          </draw:rect>
        </draw:g>
        <draw:g>
          <draw:rect draw:style-name="gr8" draw:text-style-name="P3" draw:layer="layout" svg:width="0.6cm" svg:height="1cm" draw:transform="rotate (1.5707963267946) translate (15.64cm 5.348cm)">
            <text:p/>
          </draw:rect>
          <draw:rect draw:style-name="gr9" draw:text-style-name="P3" draw:layer="layout" svg:width="0.4cm" svg:height="0.992cm" draw:transform="rotate (1.5707963267946) translate (15.644cm 5.007cm)">
            <text:p/>
          </draw:rect>
        </draw:g>
        <draw:rect draw:style-name="gr8" draw:text-style-name="P3" draw:layer="layout" svg:width="0.6cm" svg:height="1cm" draw:transform="rotate (1.5707963267946) translate (22.44cm 22.236cm)">
          <text:p/>
        </draw:rect>
        <draw:rect draw:style-name="gr8" draw:text-style-name="P3" draw:layer="layout" svg:width="0.6cm" svg:height="1cm" draw:transform="rotate (1.5707963267946) translate (24.44cm 22.235cm)">
          <text:p/>
        </draw:rect>
        <draw:rect draw:style-name="gr8" draw:text-style-name="P3" draw:layer="layout" svg:width="0.6cm" svg:height="1cm" draw:transform="rotate (1.5707963267946) translate (26.44cm 22.234cm)">
          <text:p/>
        </draw:rect>
        <draw:rect draw:style-name="gr8" draw:text-style-name="P3" draw:layer="layout" svg:width="0.6cm" svg:height="1cm" draw:transform="rotate (1.5707963267946) translate (28.44cm 22.233cm)">
          <text:p/>
        </draw:rect>
        <draw:rect draw:style-name="gr8" draw:text-style-name="P3" draw:layer="layout" svg:width="0.6cm" svg:height="1cm" draw:transform="rotate (1.5707963267946) translate (30.44cm 22.232cm)">
          <text:p/>
        </draw:rect>
        <draw:rect draw:style-name="gr8" draw:text-style-name="P3" draw:layer="layout" svg:width="0.6cm" svg:height="1cm" draw:transform="rotate (1.5707963267946) translate (32.44cm 22.231cm)">
          <text:p/>
        </draw:rect>
        <draw:rect draw:style-name="gr8" draw:text-style-name="P3" draw:layer="layout" svg:width="0.6cm" svg:height="1cm" draw:transform="rotate (1.5707963267946) translate (34.44cm 22.23cm)">
          <text:p/>
        </draw:rect>
        <draw:g>
          <draw:rect draw:style-name="gr8" draw:text-style-name="P3" draw:layer="layout" svg:width="0.6cm" svg:height="1cm" draw:transform="rotate (1.5707963267946) translate (21.64cm 9.534cm)">
            <text:p/>
          </draw:rect>
          <draw:rect draw:style-name="gr9" draw:text-style-name="P3" draw:layer="layout" svg:width="0.4cm" svg:height="0.992cm" draw:transform="rotate (1.5707963267946) translate (21.644cm 9.675cm)">
            <text:p/>
          </draw:rect>
        </draw:g>
        <draw:g>
          <draw:rect draw:style-name="gr8" draw:text-style-name="P3" draw:layer="layout" svg:width="0.6cm" svg:height="1cm" draw:transform="rotate (1.5707963267946) translate (23.64cm 9.533cm)">
            <text:p/>
          </draw:rect>
          <draw:rect draw:style-name="gr9" draw:text-style-name="P3" draw:layer="layout" svg:width="0.4cm" svg:height="0.992cm" draw:transform="rotate (1.5707963267946) translate (23.644cm 9.674cm)">
            <text:p/>
          </draw:rect>
        </draw:g>
        <draw:g>
          <draw:rect draw:style-name="gr8" draw:text-style-name="P3" draw:layer="layout" svg:width="0.6cm" svg:height="1cm" draw:transform="rotate (1.5707963267946) translate (25.64cm 9.532cm)">
            <text:p/>
          </draw:rect>
          <draw:rect draw:style-name="gr9" draw:text-style-name="P3" draw:layer="layout" svg:width="0.4cm" svg:height="0.992cm" draw:transform="rotate (1.5707963267946) translate (25.644cm 9.673cm)">
            <text:p/>
          </draw:rect>
        </draw:g>
        <draw:g>
          <draw:rect draw:style-name="gr8" draw:text-style-name="P3" draw:layer="layout" svg:width="0.6cm" svg:height="1cm" draw:transform="rotate (1.5707963267946) translate (27.64cm 9.531cm)">
            <text:p/>
          </draw:rect>
          <draw:rect draw:style-name="gr9" draw:text-style-name="P3" draw:layer="layout" svg:width="0.4cm" svg:height="0.992cm" draw:transform="rotate (1.5707963267946) translate (27.644cm 9.672cm)">
            <text:p/>
          </draw:rect>
        </draw:g>
        <draw:g>
          <draw:rect draw:style-name="gr8" draw:text-style-name="P3" draw:layer="layout" svg:width="0.6cm" svg:height="1cm" draw:transform="rotate (1.5707963267946) translate (29.64cm 9.53cm)">
            <text:p/>
          </draw:rect>
          <draw:rect draw:style-name="gr9" draw:text-style-name="P3" draw:layer="layout" svg:width="0.4cm" svg:height="0.992cm" draw:transform="rotate (1.5707963267946) translate (29.644cm 9.671cm)">
            <text:p/>
          </draw:rect>
        </draw:g>
        <draw:g>
          <draw:rect draw:style-name="gr8" draw:text-style-name="P3" draw:layer="layout" svg:width="0.6cm" svg:height="1cm" draw:transform="rotate (1.5707963267946) translate (31.64cm 9.529cm)">
            <text:p/>
          </draw:rect>
          <draw:rect draw:style-name="gr9" draw:text-style-name="P3" draw:layer="layout" svg:width="0.4cm" svg:height="0.992cm" draw:transform="rotate (1.5707963267946) translate (31.644cm 9.67cm)">
            <text:p/>
          </draw:rect>
        </draw:g>
        <draw:g>
          <draw:rect draw:style-name="gr8" draw:text-style-name="P3" draw:layer="layout" svg:width="0.6cm" svg:height="1cm" draw:transform="rotate (1.5707963267946) translate (33.64cm 9.528cm)">
            <text:p/>
          </draw:rect>
          <draw:rect draw:style-name="gr9" draw:text-style-name="P3" draw:layer="layout" svg:width="0.4cm" svg:height="0.992cm" draw:transform="rotate (1.5707963267946) translate (33.644cm 9.669cm)">
            <text:p/>
          </draw:rect>
        </draw:g>
        <draw:g>
          <draw:rect draw:style-name="gr8" draw:text-style-name="P3" draw:layer="layout" svg:width="0.6cm" svg:height="1cm" draw:transform="rotate (1.5707963267946) translate (35.64cm 9.527cm)">
            <text:p/>
          </draw:rect>
          <draw:rect draw:style-name="gr9" draw:text-style-name="P3" draw:layer="layout" svg:width="0.4cm" svg:height="0.992cm" draw:transform="rotate (1.5707963267946) translate (35.644cm 9.668cm)">
            <text:p/>
          </draw:rect>
        </draw:g>
        <draw:g>
          <draw:rect draw:style-name="gr1" draw:text-style-name="P1" draw:layer="layout" svg:width="0.3cm" svg:height="3cm" svg:x="21.86cm" svg:y="10.661cm">
            <text:p/>
          </draw:rect>
          <draw:rect draw:style-name="gr1" draw:text-style-name="P1" draw:layer="layout" svg:width="0.3cm" svg:height="3cm" svg:x="24.16cm" svg:y="10.661cm">
            <text:p/>
          </draw:rect>
          <draw:rect draw:style-name="gr1" draw:text-style-name="P1" draw:layer="layout" svg:width="0.3cm" svg:height="3cm" svg:x="26.46cm" svg:y="10.661cm">
            <text:p/>
          </draw:rect>
          <draw:rect draw:style-name="gr1" draw:text-style-name="P1" draw:layer="layout" svg:width="0.3cm" svg:height="3cm" svg:x="28.76cm" svg:y="10.661cm">
            <text:p/>
          </draw:rect>
          <draw:rect draw:style-name="gr1" draw:text-style-name="P1" draw:layer="layout" svg:width="0.3cm" svg:height="3cm" svg:x="31.06cm" svg:y="10.661cm">
            <text:p/>
          </draw:rect>
          <draw:rect draw:style-name="gr1" draw:text-style-name="P1" draw:layer="layout" svg:width="0.3cm" svg:height="3cm" svg:x="33.36cm" svg:y="10.661cm">
            <text:p/>
          </draw:rect>
          <draw:rect draw:style-name="gr1" draw:text-style-name="P1" draw:layer="layout" svg:width="0.3cm" svg:height="3cm" svg:x="35.66cm" svg:y="10.661cm">
            <text:p/>
          </draw:rect>
        </draw:g>
        <draw:g>
          <draw:rect draw:style-name="gr1" draw:text-style-name="P1" draw:layer="layout" svg:width="0.3cm" svg:height="3cm" svg:x="21.86cm" svg:y="18.061cm">
            <text:p/>
          </draw:rect>
          <draw:rect draw:style-name="gr1" draw:text-style-name="P1" draw:layer="layout" svg:width="0.3cm" svg:height="3cm" svg:x="24.16cm" svg:y="18.061cm">
            <text:p/>
          </draw:rect>
          <draw:rect draw:style-name="gr1" draw:text-style-name="P1" draw:layer="layout" svg:width="0.3cm" svg:height="3cm" svg:x="26.46cm" svg:y="18.061cm">
            <text:p/>
          </draw:rect>
          <draw:rect draw:style-name="gr1" draw:text-style-name="P1" draw:layer="layout" svg:width="0.3cm" svg:height="3cm" svg:x="28.76cm" svg:y="18.061cm">
            <text:p/>
          </draw:rect>
          <draw:rect draw:style-name="gr1" draw:text-style-name="P1" draw:layer="layout" svg:width="0.3cm" svg:height="3cm" svg:x="31.06cm" svg:y="18.061cm">
            <text:p/>
          </draw:rect>
          <draw:rect draw:style-name="gr1" draw:text-style-name="P1" draw:layer="layout" svg:width="0.3cm" svg:height="3cm" svg:x="33.36cm" svg:y="18.061cm">
            <text:p/>
          </draw:rect>
          <draw:rect draw:style-name="gr1" draw:text-style-name="P1" draw:layer="layout" svg:width="0.3cm" svg:height="3cm" svg:x="35.66cm" svg:y="18.061cm">
            <text:p/>
          </draw:rect>
        </draw:g>
        <draw:g>
          <draw:rect draw:style-name="gr1" draw:text-style-name="P1" draw:layer="layout" svg:width="0.3cm" svg:height="3cm" svg:x="2.06cm" svg:y="10.061cm">
            <text:p/>
          </draw:rect>
          <draw:rect draw:style-name="gr1" draw:text-style-name="P1" draw:layer="layout" svg:width="0.3cm" svg:height="3cm" svg:x="4.36cm" svg:y="10.061cm">
            <text:p/>
          </draw:rect>
          <draw:rect draw:style-name="gr1" draw:text-style-name="P1" draw:layer="layout" svg:width="0.3cm" svg:height="3cm" svg:x="6.66cm" svg:y="10.061cm">
            <text:p/>
          </draw:rect>
          <draw:rect draw:style-name="gr1" draw:text-style-name="P1" draw:layer="layout" svg:width="0.3cm" svg:height="3cm" svg:x="8.96cm" svg:y="10.061cm">
            <text:p/>
          </draw:rect>
          <draw:rect draw:style-name="gr1" draw:text-style-name="P1" draw:layer="layout" svg:width="0.3cm" svg:height="3cm" svg:x="11.26cm" svg:y="10.061cm">
            <text:p/>
          </draw:rect>
          <draw:rect draw:style-name="gr1" draw:text-style-name="P1" draw:layer="layout" svg:width="0.3cm" svg:height="3cm" svg:x="13.56cm" svg:y="10.061cm">
            <text:p/>
          </draw:rect>
          <draw:rect draw:style-name="gr1" draw:text-style-name="P1" draw:layer="layout" svg:width="0.3cm" svg:height="3cm" svg:x="15.86cm" svg:y="10.061cm">
            <text:p/>
          </draw:rect>
        </draw:g>
        <draw:rect draw:style-name="gr1" draw:text-style-name="P1" draw:layer="layout" svg:width="0.3cm" svg:height="3cm" draw:transform="rotate (1.5707963267946) translate (28.01cm 23.111cm)">
          <text:p/>
        </draw:rect>
        <draw:rect draw:style-name="gr1" draw:text-style-name="P1" draw:layer="layout" svg:width="0.3cm" svg:height="3cm" svg:x="31.66cm" svg:y="24.061cm">
          <text:p/>
        </draw:rect>
        <draw:rect draw:style-name="gr1" draw:text-style-name="P1" draw:layer="layout" svg:width="0.3cm" svg:height="3cm" svg:x="35.66cm" svg:y="24.061cm">
          <text:p/>
        </draw:rect>
        <draw:rect draw:style-name="gr1" draw:text-style-name="P1" draw:layer="layout" svg:width="0.3cm" svg:height="3cm" draw:transform="rotate (1.5707963267946) translate (28.01cm 27.911cm)">
          <text:p/>
        </draw:rect>
        <draw:rect draw:style-name="gr1" draw:text-style-name="P1" draw:layer="layout" svg:width="0.526cm" svg:height="3cm" draw:transform="rotate (-1.57079632679579) translate (35.323cm 23.398cm)">
          <text:p/>
        </draw:rect>
        <draw:rect draw:style-name="gr1" draw:text-style-name="P1" draw:layer="layout" svg:width="0.526cm" svg:height="3cm" draw:transform="rotate (-1.57079632679579) translate (35.323cm 24.398cm)">
          <text:p/>
        </draw:rect>
        <draw:rect draw:style-name="gr1" draw:text-style-name="P1" draw:layer="layout" svg:width="0.526cm" svg:height="3cm" draw:transform="rotate (-1.57079632679579) translate (35.323cm 25.398cm)">
          <text:p/>
        </draw:rect>
        <draw:rect draw:style-name="gr1" draw:text-style-name="P1" draw:layer="layout" svg:width="0.526cm" svg:height="3cm" draw:transform="rotate (-1.57079632679579) translate (35.323cm 26.398cm)">
          <text:p/>
        </draw:rect>
        <draw:rect draw:style-name="gr1" draw:text-style-name="P1" draw:layer="layout" svg:width="0.526cm" svg:height="3cm" draw:transform="rotate (-1.57079632679579) translate (35.323cm 27.398cm)">
          <text:p/>
        </draw:rect>
        <draw:frame draw:style-name="gr10" draw:text-style-name="P9" draw:layer="layout" svg:width="2.032cm" svg:height="1.27cm" svg:x="33.023cm" svg:y="22.62cm">
          <draw:text-box>
            <text:p text:style-name="P8"><text:span text:style-name="T5">ESC</text:span></text:p>
          </draw:text-box>
        </draw:frame>
        <draw:frame draw:style-name="gr11" draw:text-style-name="P9" draw:layer="layout" svg:width="2.921cm" svg:height="2.078cm" svg:x="22.928cm" svg:y="24.12cm">
          <draw:text-box>
            <text:p text:style-name="P8"><text:span text:style-name="T5">Arduino Uno</text:span></text:p>
          </draw:text-box>
        </draw:frame>
        <draw:frame draw:style-name="gr12" draw:text-style-name="P10" draw:layer="layout" svg:width="3.303cm" svg:height="3.811cm" svg:x="27.75cm" svg:y="23.445cm">
          <draw:text-box>
            <text:p text:style-name="P2"><text:span text:style-name="T5">Arduino battery</text:span></text:p>
            <text:p text:style-name="P2"><text:span text:style-name="T5">/</text:span></text:p>
            <text:p text:style-name="P2"><text:span text:style-name="T5">Power cables</text:span></text:p>
          </draw:text-box>
        </draw:frame>
        <draw:custom-shape draw:style-name="gr13" draw:text-style-name="P1" draw:layer="layout" svg:width="7.366cm" svg:height="6.477cm" svg:x="32.908cm" svg:y="1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2023.958011732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4" draw:text-style-name="P1" draw:layer="layout" svg:width="0.4cm" svg:height="0.4cm" svg:x="36.355cm" svg:y="1.935cm">
            <text:p/>
          </draw:circle>
          <draw:circle draw:style-name="gr14" draw:text-style-name="P1" draw:layer="layout" svg:width="0.4cm" svg:height="0.4cm" svg:x="36.355cm" svg:y="2.638cm">
            <text:p/>
          </draw:circle>
          <draw:circle draw:style-name="gr14" draw:text-style-name="P1" draw:layer="layout" svg:width="0.4cm" svg:height="0.4cm" svg:x="36.355cm" svg:y="5.736cm">
            <text:p/>
          </draw:circle>
          <draw:circle draw:style-name="gr14" draw:text-style-name="P1" draw:layer="layout" svg:width="0.4cm" svg:height="0.4cm" svg:x="36.355cm" svg:y="6.439cm">
            <text:p/>
          </draw:circle>
          <draw:circle draw:style-name="gr14" draw:text-style-name="P1" draw:layer="layout" svg:width="0.4cm" svg:height="0.4cm" svg:x="34.105cm" svg:y="4.185cm">
            <text:p/>
          </draw:circle>
          <draw:circle draw:style-name="gr14" draw:text-style-name="P1" draw:layer="layout" svg:width="0.4cm" svg:height="0.4cm" svg:x="34.808cm" svg:y="4.185cm">
            <text:p/>
          </draw:circle>
          <draw:circle draw:style-name="gr14" draw:text-style-name="P1" draw:layer="layout" svg:width="0.4cm" svg:height="0.4cm" svg:x="37.906cm" svg:y="4.185cm">
            <text:p/>
          </draw:circle>
          <draw:circle draw:style-name="gr14" draw:text-style-name="P1" draw:layer="layout" svg:width="0.4cm" svg:height="0.4cm" svg:x="38.609cm" svg:y="4.185cm">
            <text:p/>
          </draw:circle>
          <draw:circle draw:style-name="gr15" draw:text-style-name="P1" draw:layer="layout" svg:width="1.824cm" svg:height="1.824cm" svg:x="35.649cm" svg:y="3.467cm">
            <text:p/>
          </draw:circle>
        </draw:g>
        <draw:rect draw:style-name="gr15" draw:text-style-name="P1" draw:layer="layout" svg:width="0.635cm" svg:height="6.477cm" svg:x="40.27cm" svg:y="1.3cm">
          <text:p/>
        </draw:rect>
        <draw:rect draw:style-name="gr16" draw:text-style-name="P1" draw:layer="layout" svg:width="0.254cm" svg:height="5.207cm" svg:x="40.155cm" svg:y="1.935cm">
          <text:p/>
        </draw:rect>
        <draw:rect draw:style-name="gr15" draw:text-style-name="P1" draw:layer="layout" svg:width="0.635cm" svg:height="6.477cm" draw:transform="rotate (3.1415926535892) translate (32.89cm 7.777cm)">
          <text:p/>
        </draw:rect>
        <draw:rect draw:style-name="gr16" draw:text-style-name="P1" draw:layer="layout" svg:width="0.254cm" svg:height="5.207cm" draw:transform="rotate (3.1415926535892) translate (33.005cm 7.142cm)">
          <text:p/>
        </draw:rect>
        <draw:custom-shape draw:style-name="gr13" draw:text-style-name="P1" draw:layer="layout" svg:width="7.366cm" svg:height="6.477cm" svg:x="24.06cm" svg:y="1.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2023.958011732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4" draw:text-style-name="P1" draw:layer="layout" svg:width="0.4cm" svg:height="0.4cm" svg:x="27.507cm" svg:y="1.935cm">
            <text:p/>
          </draw:circle>
          <draw:circle draw:style-name="gr14" draw:text-style-name="P1" draw:layer="layout" svg:width="0.4cm" svg:height="0.4cm" svg:x="27.507cm" svg:y="2.638cm">
            <text:p/>
          </draw:circle>
          <draw:circle draw:style-name="gr14" draw:text-style-name="P1" draw:layer="layout" svg:width="0.4cm" svg:height="0.4cm" svg:x="27.507cm" svg:y="5.736cm">
            <text:p/>
          </draw:circle>
          <draw:circle draw:style-name="gr14" draw:text-style-name="P1" draw:layer="layout" svg:width="0.4cm" svg:height="0.4cm" svg:x="27.507cm" svg:y="6.439cm">
            <text:p/>
          </draw:circle>
          <draw:circle draw:style-name="gr14" draw:text-style-name="P1" draw:layer="layout" svg:width="0.4cm" svg:height="0.4cm" svg:x="25.257cm" svg:y="4.185cm">
            <text:p/>
          </draw:circle>
          <draw:circle draw:style-name="gr14" draw:text-style-name="P1" draw:layer="layout" svg:width="0.4cm" svg:height="0.4cm" svg:x="25.96cm" svg:y="4.185cm">
            <text:p/>
          </draw:circle>
          <draw:circle draw:style-name="gr14" draw:text-style-name="P1" draw:layer="layout" svg:width="0.4cm" svg:height="0.4cm" svg:x="29.058cm" svg:y="4.185cm">
            <text:p/>
          </draw:circle>
          <draw:circle draw:style-name="gr14" draw:text-style-name="P1" draw:layer="layout" svg:width="0.4cm" svg:height="0.4cm" svg:x="29.761cm" svg:y="4.185cm">
            <text:p/>
          </draw:circle>
          <draw:circle draw:style-name="gr15" draw:text-style-name="P1" draw:layer="layout" svg:width="1.824cm" svg:height="1.824cm" svg:x="26.801cm" svg:y="3.467cm">
            <text:p/>
          </draw:circle>
        </draw:g>
        <draw:rect draw:style-name="gr15" draw:text-style-name="P1" draw:layer="layout" svg:width="0.635cm" svg:height="6.477cm" svg:x="31.422cm" svg:y="1.3cm">
          <text:p/>
        </draw:rect>
        <draw:rect draw:style-name="gr16" draw:text-style-name="P1" draw:layer="layout" svg:width="0.254cm" svg:height="5.207cm" svg:x="31.307cm" svg:y="1.935cm">
          <text:p/>
        </draw:rect>
        <draw:rect draw:style-name="gr15" draw:text-style-name="P1" draw:layer="layout" svg:width="0.635cm" svg:height="6.477cm" draw:transform="rotate (3.1415926535892) translate (24.042cm 7.777cm)">
          <text:p/>
        </draw:rect>
        <draw:rect draw:style-name="gr16" draw:text-style-name="P1" draw:layer="layout" svg:width="0.254cm" svg:height="5.207cm" draw:transform="rotate (3.1415926535892) translate (24.157cm 7.142cm)">
          <text:p/>
        </draw:rect>
        <draw:frame draw:style-name="gr17" draw:text-style-name="P9" draw:layer="layout" svg:width="4.699cm" svg:height="1.397cm" svg:x="33.835cm" svg:y="2.351cm">
          <draw:text-box>
            <text:p text:style-name="P8"><text:span text:style-name="T5">Motor mount</text:span></text:p>
          </draw:text-box>
        </draw:frame>
        <draw:frame draw:style-name="gr17" draw:text-style-name="P9" draw:layer="layout" svg:width="4.699cm" svg:height="1.397cm" svg:x="24.936cm" svg:y="2.352cm">
          <draw:text-box>
            <text:p text:style-name="P8"><text:span text:style-name="T5">Motor mount</text:span></text:p>
          </draw:text-box>
        </draw:frame>
        <draw:rect draw:style-name="gr1" draw:text-style-name="P1" draw:layer="layout" svg:width="0.3cm" svg:height="3cm" draw:transform="rotate (1.5707963267946) translate (23.01cm 27.911cm)">
          <text:p/>
        </draw:rect>
        <draw:rect draw:style-name="gr1" draw:text-style-name="P1" draw:layer="layout" svg:width="0.3cm" svg:height="3cm" draw:transform="rotate (1.5707963267946) translate (23.01cm 23.111cm)">
          <text:p/>
        </draw:rect>
        <draw:rect draw:style-name="gr1" draw:text-style-name="P1" draw:layer="layout" svg:width="0.3cm" svg:height="3cm" draw:transform="rotate (3.1415926535892) translate (22.16cm 26.761cm)">
          <text:p/>
        </draw:rect>
        <draw:custom-shape draw:style-name="gr18" draw:text-style-name="P1" draw:layer="layout" svg:width="0.5cm" svg:height="0.5cm" svg:x="21.70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cm" svg:height="0.5cm" svg:x="35.70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cm" svg:height="0.5cm" svg:x="35.70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cm" svg:height="0.5cm" svg:x="21.70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cm" svg:height="0.5cm" svg:x="35.707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5cm" svg:height="0.5cm" svg:x="21.707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 draw:name="arduino uno">
          <draw:g>
            <draw:g>
              <draw:rect draw:style-name="gr19" draw:text-style-name="P11" draw:layer="layout" svg:width="6.249cm" svg:height="5.2cm" draw:transform="rotate (3.1415926535892) translate (24cm 19.98cm)">
                <text:p/>
              </draw:rect>
              <draw:rect draw:style-name="gr20" draw:text-style-name="P3" draw:layer="layout" svg:width="-1.385cm" svg:height="-0.948cm" svg:x="18.585cm" svg:y="19.125cm">
                <text:p text:style-name="P3">usb</text:p>
              </draw:rect>
              <draw:rect draw:style-name="gr21" draw:text-style-name="P12" draw:layer="layout" svg:width="-0.864cm" svg:height="-0.467cm" svg:x="18.47cm" svg:y="15.507cm">
                <text:p text:style-name="P3"><text:span text:style-name="T6">power</text:span></text:p>
              </draw:rect>
              <draw:ellipse draw:style-name="gr22" draw:text-style-name="P4" draw:layer="layout" svg:width="-0.324cm" svg:height="-0.35cm" svg:x="19.123cm" svg:y="19.94cm">
                <text:p text:style-name="P3"><text:span text:style-name="T2">4mm</text:span></text:p>
              </draw:ellipse>
              <draw:ellipse draw:style-name="gr22" draw:text-style-name="P4" draw:layer="layout" svg:width="-0.324cm" svg:height="-0.35cm" svg:x="19.124cm" svg:y="15.16cm">
                <text:p text:style-name="P3"><text:span text:style-name="T2">4mm</text:span></text:p>
              </draw:ellipse>
              <draw:ellipse draw:style-name="gr22" draw:text-style-name="P4" draw:layer="layout" svg:width="-0.324cm" svg:height="-0.351cm" svg:x="23.974cm" svg:y="18.01cm">
                <text:p text:style-name="P3"><text:span text:style-name="T2">4mm</text:span></text:p>
              </draw:ellipse>
              <draw:ellipse draw:style-name="gr22" draw:text-style-name="P4" draw:layer="layout" svg:width="-0.324cm" svg:height="-0.35cm" svg:x="23.975cm" svg:y="15.803cm">
                <text:p text:style-name="P3"><text:span text:style-name="T2">4mm</text:span></text:p>
              </draw:ellipse>
            </draw:g>
          </draw:g>
        </draw:g>
        <draw:custom-shape draw:style-name="gr23" draw:text-style-name="P13" draw:layer="layout" svg:width="15cm" svg:height="11.5cm" svg:x="17.8cm" svg:y="1.6cm">
          <text:p text:style-name="P13"><text:span text:style-name="T7">6 turningy 3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4" draw:text-style-name="P6" draw:layer="layout" svg:width="4.2cm" svg:height="5.2cm" svg:x="28.494cm" svg:y="14.78cm">
          <text:p text:style-name="P6">ESC</text:p>
        </draw:rect>
        <draw:rect draw:style-name="gr25" draw:text-style-name="P6" draw:layer="layout" svg:width="4.318cm" svg:height="5.207cm" svg:x="24.058cm" svg:y="14.78cm">
          <text:p text:style-name="P6">4 x AA </text:p>
          <text:p text:style-name="P6">Battery</text:p>
          <text:p text:style-name="P6">For arduino</text:p>
          <text:p text:style-name="P6">// power</text:p>
          <text:p text:style-name="P6"><text:s/>cable wiring</text:p>
        </draw:rect>
        <draw:custom-shape draw:style-name="gr26" draw:text-style-name="P5" draw:layer="layout" svg:width="16.2cm" svg:height="19.7cm" svg:x="17.2cm" svg:y="1cm">
          <text:p text:style-name="P5"><text:span text:style-name="T8">Base of all components (190 x 150)</text:span></text:p>
          <text:p text:style-name="P5"><text:span text:style-name="T8">Attached directly to base of 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15cm" svg:height="11.5cm" svg:x="1.6cm" svg:y="1.601cm">
          <text:p text:style-name="P13"><text:span text:style-name="T7">6 turningy 3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16.2cm" svg:height="12.7cm" svg:x="1cm" svg:y="1cm"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>Top of all components (162 x 127)</text:span></text:p>
          <text:p text:style-name="P5"><text:span text:style-name="T8">Facing the grou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7" draw:text-style-name="P2" draw:layer="layout" svg:width="14cm" svg:height="1cm" svg:x="2.153cm" svg:y="11.678cm">
          <text:p text:style-name="P6"><text:span text:style-name="T5">Hole for powercables</text:span><text:span text:style-name="T5"><text:tab/></text:span><text:span text:style-name="T5">(10 x 140)</text:span></text:p>
        </draw:rect>
        <draw:ellipse draw:style-name="gr28" draw:text-style-name="P6" draw:layer="layout" svg:width="12.471cm" svg:height="2.143cm" svg:x="19.107cm" svg:y="12.799cm">
          <text:p text:style-name="P6">Wiring of 6 batteries with XT60</text:p>
          <text:p text:style-name="P6">Connected to ESC</text:p>
        </draw:ellipse>
        <draw:custom-shape draw:style-name="gr29" draw:text-style-name="P7" draw:layer="layout" svg:width="7.588cm" svg:height="5.588cm" svg:x="26.759cm" svg:y="20.038cm">
          <text:p text:style-name="P7"><text:span text:style-name="T9">TO MOTOR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7" draw:text-style-name="P6" draw:layer="layout" svg:width="4.8cm" svg:height="12.7cm" svg:x="33.369cm" svg:y="1cm">
          <text:p text:style-name="P6">Battery </text:p>
          <text:p text:style-name="P6">box left</text:p>
          <text:p text:style-name="P6">48 x 127</text:p>
        </draw:rect>
        <draw:rect draw:style-name="gr27" draw:text-style-name="P6" draw:layer="layout" svg:width="4.8cm" svg:height="12.7cm" svg:x="33.385cm" svg:y="13.7cm">
          <text:p text:style-name="P6">Battery <text:s/></text:p>
          <text:p text:style-name="P6">box right</text:p>
          <text:p text:style-name="P6">48 x 127</text:p>
        </draw:rect>
        <draw:rect draw:style-name="gr27" draw:text-style-name="P6" draw:layer="layout" svg:width="16.2cm" svg:height="4.8cm" svg:x="1cm" svg:y="13.727cm">
          <text:p text:style-name="P6">Battery box front</text:p>
          <text:p text:style-name="P6">162 x 48</text:p>
        </draw:rect>
        <draw:rect draw:style-name="gr27" draw:text-style-name="P6" draw:layer="layout" svg:width="16.2cm" svg:height="4.8cm" svg:x="1cm" svg:y="18.828cm">
          <text:p text:style-name="P6">Battery box back</text:p>
          <text:p text:style-name="P6">162 x 48</text:p>
        </draw:rect>
        <draw:custom-shape draw:style-name="gr7" draw:text-style-name="P7" draw:layer="layout" svg:width="6.604cm" svg:height="5.715cm" svg:x="19.288cm" svg:y="22.209cm">
          <text:p text:style-name="P7"><text:span text:style-name="T9">Turningy: 34x23x107</text:span></text:p>
          <text:p text:style-name="P7"><text:span text:style-name="T9">Arduino 53x68</text:span></text:p>
          <text:p text:style-name="P7"><text:span text:style-name="T9">ESC 52x42</text:span></text:p>
          <text:p text:style-name="P7"><text:span text:style-name="T9">Arduino batt: ?x?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3" draw:style-name="dp1" draw:master-page-name="Default">
        <draw:circle draw:style-name="gr15" draw:text-style-name="P1" draw:layer="layout" svg:width="5.5cm" svg:height="5.5cm" svg:x="29.907cm" svg:y="1cm">
          <text:p/>
        </draw:circle>
        <draw:circle draw:style-name="gr14" draw:text-style-name="P1" draw:layer="layout" svg:width="0.4cm" svg:height="0.4cm" svg:x="32.457cm" svg:y="1.3cm">
          <text:p/>
        </draw:circle>
        <draw:circle draw:style-name="gr14" draw:text-style-name="P1" draw:layer="layout" svg:width="0.4cm" svg:height="0.4cm" svg:x="32.457cm" svg:y="2.003cm">
          <text:p/>
        </draw:circle>
        <draw:circle draw:style-name="gr14" draw:text-style-name="P1" draw:layer="layout" svg:width="0.4cm" svg:height="0.4cm" svg:x="32.457cm" svg:y="5.101cm">
          <text:p/>
        </draw:circle>
        <draw:circle draw:style-name="gr14" draw:text-style-name="P1" draw:layer="layout" svg:width="0.4cm" svg:height="0.4cm" svg:x="32.457cm" svg:y="5.804cm">
          <text:p/>
        </draw:circle>
        <draw:circle draw:style-name="gr14" draw:text-style-name="P1" draw:layer="layout" svg:width="0.4cm" svg:height="0.4cm" svg:x="30.207cm" svg:y="3.55cm">
          <text:p/>
        </draw:circle>
        <draw:circle draw:style-name="gr14" draw:text-style-name="P1" draw:layer="layout" svg:width="0.4cm" svg:height="0.4cm" svg:x="30.91cm" svg:y="3.55cm">
          <text:p/>
        </draw:circle>
        <draw:circle draw:style-name="gr14" draw:text-style-name="P1" draw:layer="layout" svg:width="0.4cm" svg:height="0.4cm" svg:x="34.008cm" svg:y="3.55cm">
          <text:p/>
        </draw:circle>
        <draw:circle draw:style-name="gr14" draw:text-style-name="P1" draw:layer="layout" svg:width="0.4cm" svg:height="0.4cm" svg:x="34.711cm" svg:y="3.55cm">
          <text:p/>
        </draw:circle>
        <draw:circle draw:style-name="gr15" draw:text-style-name="P1" draw:layer="layout" svg:width="1.824cm" svg:height="1.824cm" svg:x="31.751cm" svg:y="2.832cm">
          <text:p/>
        </draw:circle>
        <draw:rect draw:style-name="gr15" draw:text-style-name="P1" draw:layer="layout" svg:width="0.635cm" svg:height="5.334cm" svg:x="1.669cm" svg:y="10.652cm">
          <text:p/>
        </draw:rect>
        <draw:custom-shape draw:style-name="gr13" draw:text-style-name="P1" draw:layer="layout" svg:width="7.366cm" svg:height="6.477cm" svg:x="10.408cm" svg:y="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2023.958011732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4" draw:text-style-name="P1" draw:layer="layout" svg:width="0.4cm" svg:height="0.4cm" svg:x="13.855cm" svg:y="1.635cm">
            <text:p/>
          </draw:circle>
          <draw:circle draw:style-name="gr14" draw:text-style-name="P1" draw:layer="layout" svg:width="0.4cm" svg:height="0.4cm" svg:x="13.855cm" svg:y="2.338cm">
            <text:p/>
          </draw:circle>
          <draw:circle draw:style-name="gr14" draw:text-style-name="P1" draw:layer="layout" svg:width="0.4cm" svg:height="0.4cm" svg:x="13.855cm" svg:y="5.436cm">
            <text:p/>
          </draw:circle>
          <draw:circle draw:style-name="gr14" draw:text-style-name="P1" draw:layer="layout" svg:width="0.4cm" svg:height="0.4cm" svg:x="13.855cm" svg:y="6.139cm">
            <text:p/>
          </draw:circle>
          <draw:circle draw:style-name="gr14" draw:text-style-name="P1" draw:layer="layout" svg:width="0.4cm" svg:height="0.4cm" svg:x="11.605cm" svg:y="3.885cm">
            <text:p/>
          </draw:circle>
          <draw:circle draw:style-name="gr14" draw:text-style-name="P1" draw:layer="layout" svg:width="0.4cm" svg:height="0.4cm" svg:x="12.308cm" svg:y="3.885cm">
            <text:p/>
          </draw:circle>
          <draw:circle draw:style-name="gr14" draw:text-style-name="P1" draw:layer="layout" svg:width="0.4cm" svg:height="0.4cm" svg:x="15.406cm" svg:y="3.885cm">
            <text:p/>
          </draw:circle>
          <draw:circle draw:style-name="gr14" draw:text-style-name="P1" draw:layer="layout" svg:width="0.4cm" svg:height="0.4cm" svg:x="16.109cm" svg:y="3.885cm">
            <text:p/>
          </draw:circle>
          <draw:circle draw:style-name="gr15" draw:text-style-name="P1" draw:layer="layout" svg:width="1.824cm" svg:height="1.824cm" svg:x="13.149cm" svg:y="3.167cm">
            <text:p/>
          </draw:circle>
        </draw:g>
        <draw:rect draw:style-name="gr15" draw:text-style-name="P1" draw:layer="layout" svg:width="0.635cm" svg:height="6.477cm" svg:x="17.77cm" svg:y="1cm">
          <text:p/>
        </draw:rect>
        <draw:rect draw:style-name="gr16" draw:text-style-name="P1" draw:layer="layout" svg:width="0.254cm" svg:height="5.207cm" svg:x="17.655cm" svg:y="1.635cm">
          <text:p/>
        </draw:rect>
        <draw:rect draw:style-name="gr15" draw:text-style-name="P1" draw:layer="layout" svg:width="0.635cm" svg:height="6.477cm" draw:transform="rotate (3.1415926535892) translate (10.39cm 7.477cm)">
          <text:p/>
        </draw:rect>
        <draw:rect draw:style-name="gr16" draw:text-style-name="P1" draw:layer="layout" svg:width="0.254cm" svg:height="5.207cm" draw:transform="rotate (3.1415926535892) translate (10.505cm 6.842cm)">
          <text:p/>
        </draw:rect>
        <draw:custom-shape draw:style-name="gr13" draw:text-style-name="P1" draw:layer="layout" svg:width="7.366cm" svg:height="6.477cm" svg:x="1.56cm" svg:y="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2023.9580117320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ircle draw:style-name="gr14" draw:text-style-name="P1" draw:layer="layout" svg:width="0.4cm" svg:height="0.4cm" svg:x="5.007cm" svg:y="1.635cm">
            <text:p/>
          </draw:circle>
          <draw:circle draw:style-name="gr14" draw:text-style-name="P1" draw:layer="layout" svg:width="0.4cm" svg:height="0.4cm" svg:x="5.007cm" svg:y="2.338cm">
            <text:p/>
          </draw:circle>
          <draw:circle draw:style-name="gr14" draw:text-style-name="P1" draw:layer="layout" svg:width="0.4cm" svg:height="0.4cm" svg:x="5.007cm" svg:y="5.436cm">
            <text:p/>
          </draw:circle>
          <draw:circle draw:style-name="gr14" draw:text-style-name="P1" draw:layer="layout" svg:width="0.4cm" svg:height="0.4cm" svg:x="5.007cm" svg:y="6.139cm">
            <text:p/>
          </draw:circle>
          <draw:circle draw:style-name="gr14" draw:text-style-name="P1" draw:layer="layout" svg:width="0.4cm" svg:height="0.4cm" svg:x="2.757cm" svg:y="3.885cm">
            <text:p/>
          </draw:circle>
          <draw:circle draw:style-name="gr14" draw:text-style-name="P1" draw:layer="layout" svg:width="0.4cm" svg:height="0.4cm" svg:x="3.46cm" svg:y="3.885cm">
            <text:p/>
          </draw:circle>
          <draw:circle draw:style-name="gr14" draw:text-style-name="P1" draw:layer="layout" svg:width="0.4cm" svg:height="0.4cm" svg:x="6.558cm" svg:y="3.885cm">
            <text:p/>
          </draw:circle>
          <draw:circle draw:style-name="gr14" draw:text-style-name="P1" draw:layer="layout" svg:width="0.4cm" svg:height="0.4cm" svg:x="7.261cm" svg:y="3.885cm">
            <text:p/>
          </draw:circle>
          <draw:circle draw:style-name="gr15" draw:text-style-name="P1" draw:layer="layout" svg:width="1.824cm" svg:height="1.824cm" svg:x="4.301cm" svg:y="3.167cm">
            <text:p/>
          </draw:circle>
        </draw:g>
        <draw:rect draw:style-name="gr15" draw:text-style-name="P1" draw:layer="layout" svg:width="0.635cm" svg:height="6.477cm" svg:x="8.922cm" svg:y="1cm">
          <text:p/>
        </draw:rect>
        <draw:rect draw:style-name="gr16" draw:text-style-name="P1" draw:layer="layout" svg:width="0.254cm" svg:height="5.207cm" svg:x="8.807cm" svg:y="1.635cm">
          <text:p/>
        </draw:rect>
        <draw:rect draw:style-name="gr15" draw:text-style-name="P1" draw:layer="layout" svg:width="0.635cm" svg:height="6.477cm" draw:transform="rotate (3.1415926535892) translate (1.542cm 7.477cm)">
          <text:p/>
        </draw:rect>
        <draw:rect draw:style-name="gr16" draw:text-style-name="P1" draw:layer="layout" svg:width="0.254cm" svg:height="5.207cm" draw:transform="rotate (3.1415926535892) translate (1.657cm 6.842cm)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07cm" fo:margin-right="0.68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heng Wen Tan</meta:initial-creator>
    <meta:creation-date>2018-12-14T15:13:34.50</meta:creation-date>
    <dc:date>2018-12-16T01:09:42.51</dc:date>
    <dc:creator>Zheng Wen Tan</dc:creator>
    <meta:editing-duration>PT3H49M33S</meta:editing-duration>
    <meta:editing-cycles>18</meta:editing-cycles>
    <meta:generator>OpenOffice/4.1.1$Win32 OpenOffice.org_project/411m6$Build-9775</meta:generator>
    <meta:document-statistic meta:object-count="408"/>
  </office:meta>
</office:document-meta>
</file>